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20.75cm" fo:min-width="29.2cm"/>
    </style:style>
    <style:style style:name="gr2" style:family="graphic" style:parent-style-name="standard">
      <style:graphic-properties draw:textarea-horizontal-align="justify" draw:textarea-vertical-align="middle" draw:auto-grow-height="false" fo:min-height="3.65cm" fo:min-width="18.9cm"/>
    </style:style>
    <style:style style:name="gr3" style:family="graphic" style:parent-style-name="standard">
      <style:graphic-properties draw:textarea-horizontal-align="justify" draw:textarea-vertical-align="middle" draw:auto-grow-height="false" fo:min-height="0.775cm" fo:min-width="18.9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75cm" fo:min-width="18.9cm"/>
    </style:style>
    <style:style style:name="gr6" style:family="graphic" style:parent-style-name="standard">
      <style:graphic-properties draw:stroke="none" svg:stroke-color="#000000" draw:fill="none" draw:fill-color="#ffffff" fo:min-height="0.456cm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5.35cm" fo:min-width="5.8cm"/>
    </style:style>
    <style:style style:name="gr8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8.345cm" fo:min-width="8.9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18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2pt" style:font-size-asian="32pt" style:font-size-complex="32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4cm" svg:height="3.9cm" svg:x="5.3cm" svg:y="0cm">
          <text:p text:style-name="P1"><text:span text:style-name="T1">Main titl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4cm" svg:height="1.025cm" svg:x="5.3cm" svg:y="3.675cm">
          <text:p text:style-name="P1">Navigation (accueil/nos tarifs/réalisations/contact)</text:p>
          <draw:enhanced-geometry svg:viewBox="0 0 21600 21600" draw:type="rectangle" draw:enhanced-path="M 0 0 L 21600 0 21600 21600 0 21600 0 0 Z N"/>
        </draw:custom-shape>
        <draw:frame draw:style-name="gr4" draw:layer="layout" svg:width="5.8cm" svg:height="0.962cm" svg:x="11.7cm" svg:y="0.3cm">
          <draw:text-box>
            <text:p>Background image</text:p>
          </draw:text-box>
        </draw:frame>
        <draw:custom-shape draw:style-name="gr5" draw:text-style-name="P1" draw:layer="layout" svg:width="19.4cm" svg:height="12cm" svg:x="5.3cm" svg:y="6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9cm" svg:height="1.276cm" svg:x="12.7cm" svg:y="6.632cm">
          <draw:text-box>
            <text:p text:style-name="P3"><text:span text:style-name="T2">Title h2</text:span></text:p>
          </draw:text-box>
        </draw:frame>
        <draw:custom-shape draw:style-name="gr7" draw:text-style-name="P1" draw:layer="layout" svg:width="6.3cm" svg:height="5.6cm" svg:x="6cm" svg:y="8.6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4cm" svg:height="8.595cm" svg:x="13.9cm" svg:y="8.605cm">
          <text:p text:style-name="P1">Text conten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9.4cm" svg:height="1.6cm" svg:x="5.3cm" svg:y="19.4cm">
          <text:p text:style-name="P1">Footer with credits and additionnal inform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6-07-20T23:20:39.121595832</meta:creation-date>
    <dc:date>2016-07-20T23:27:29.012590367</dc:date>
    <dc:creator>thomas </dc:creator>
    <meta:editing-duration>PT6M49S</meta:editing-duration>
    <meta:editing-cycles>1</meta:editing-cycles>
    <meta:document-statistic meta:object-count="9"/>
    <meta:generator>LibreOffice/4.3.3.2$Linux_X86_64 LibreOffice_project/430m0$Build-2</meta:generator>
  </office:meta>
</office:document-meta>
</file>